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885872432489110507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6617380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6615192" text:continue-numbering="true" text:style-name="L1">
        <text:list-item>
          <text:list>
            <text:list-header>
              <text:p text:style-name="P41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6612283" text:continue-numbering="true" text:style-name="L1">
        <text:list-item>
          <text:list>
            <text:list-header>
              <text:p text:style-name="P41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4772127208643537607" text:style-name="L2">
        <text:list-item>
          <text:list>
            <text:list-item>
              <text:p text:style-name="P42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5282910344730219807" text:style-name="L3">
        <text:list-item>
          <text:p text:style-name="P43">Warm up with a mile at about 9:00 – 9:30/mile pace and rest a few minutes.</text:p>
        </text:list-item>
        <text:list-item>
          <text:p text:style-name="P43">Start running at about 8:35/mile pace and then adjust pace so that HR is </text:p>
          <text:list>
            <text:list-header>
              <text:p text:style-name="P43"><text:s text:c="10"/>HR0 = 142 +/- 1 bpm.</text:p>
            </text:list-header>
          </text:list>
        </text:list-item>
        <text:list-item>
          <text:p text:style-name="P43">Use a watch to record mile splits and stop running when the split exceeds <text:tab/>Tmax = 8:45</text:p>
        </text:list-item>
        <text:list-item>
          <text:p text:style-name="P43">The more miles I am able to run without reaching 8:45/mile, <text:s/>the better my <text:tab/>fitness.</text:p>
          <text:p text:style-name="P43">If another runner wants to perform the test mentioned above they will need to establish values for HR0 and Tmax in the following way. <text:s/></text:p>
          <text:p text:style-name="P45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5175528062704081851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482874702983824467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8750487837145807070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7126692207257644047" text:style-name="L7">
        <text:list-item>
          <text:list>
            <text:list-header>
              <text:p text:style-name="P48">1.5 miles on a treadmill averaging about 8:45/mile and rest about 4 minutes</text:p>
              <text:p text:style-name="P44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4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2878172280171486707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3"><text:soft-page-break/>Sat Feb 23, 2019 <text:span text:style-name="T2">7.25 miles</text:span> <text:s text:c="2"/></text:p>
      <text:p text:style-name="P3">I ran on a treadmill in the Wise Center.</text:p>
      <text:p text:style-name="P3"><text:span text:style-name="T2">Run: </text:span><text:s/>A 0.1 mile lead into a 5.1 mile run, <text:s/>Time for 5.1 miles: 45:33 or 8:18/mile</text:p>
      <text:p text:style-name="P3">Splits for 5.1 miles: 8:59, 8:40, 8:20, 7:58, 7:40, 0:45</text:p>
      <text:p text:style-name="P3">Last 5K in 24:43 or 7:58/mile, Final pulse: 160 bpm</text:p>
      <text:p text:style-name="P4">Warm down: <text:s/><text:span text:style-name="T3">0.3 miles on the treadmill, 1.25 miles on the indoor track with Tiffany and Veronica and 0.5 miles home</text:span></text:p>
      <text:p text:style-name="P4"><text:span text:style-name="T3"/></text:p>
      <text:p text:style-name="P4"><text:span text:style-name="T3">Sun Feb 24, 2019 </text:span>2.5 miles<text:span text:style-name="T3"> <text:s/></text:span><text:s/></text:p>
      <text:p text:style-name="P3">I did a 100 calorie ride on a Wise Center recumbent bike on level 12. Time: 8:51</text:p>
      <text:p text:style-name="P3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4T16:40:18.42</dc:date>
    <dc:creator>James  Lombardi</dc:creator>
    <meta:editing-duration>P7DT17H38M52S</meta:editing-duration>
    <meta:editing-cycles>694</meta:editing-cycles>
    <meta:generator>OpenOffice/4.1.2$Win32 OpenOffice.org_project/412m3$Build-9782</meta:generator>
    <meta:document-statistic meta:table-count="0" meta:image-count="0" meta:object-count="0" meta:page-count="21" meta:paragraph-count="560" meta:word-count="7290" meta:character-count="36331"/>
  </office:meta>
</office:document-meta>
</file>